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2" style:family="paragraph" style:parent-style-name="Standard">
      <style:text-properties fo:color="#000000" fo:background-color="transparent"/>
    </style:style>
    <style:style style:name="P3" style:family="paragraph" style:parent-style-name="Standard">
      <style:paragraph-properties style:line-height-at-least="0.198in"/>
      <style:text-properties fo:color="#000000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""</text:p>
      <text:p text:style-name="P3"/>
      <text:p text:style-name="P1">PROBLEM: Management needs to know how many of each item they are selling each </text:p>
      <text:p text:style-name="P1">day and what each customer’s current reward points balance is.</text:p>
      <text:p text:style-name="P3"/>
      <text:p text:style-name="P1">Design a system that parses the log file and:</text:p>
      <text:p text:style-name="P1">1) Calculates the reward points for each customer</text:p>
      <text:p text:style-name="P1">2) Generates purchase counts for each item sold during the day</text:p>
      <text:p text:style-name="P3"/>
      <text:p text:style-name="P1">Here are some considerations for the rewards system you want to create:</text:p>
      <text:p text:style-name="P3"/>
      <text:p text:style-name="P1">- For each purchase, a customer can spend a certain amount of reward points for their purchase.</text:p>
      <text:p text:style-name="P1">- Some customers come to the store multiple times per day.</text:p>
      <text:p text:style-name="P1">- Customers earn 1 reward point for every 18 dollars spent, unless they spend more than $250 per day, in which case they earn 1 reward point for every 17 dollars spent. These reward points are given to the customers at the **end** of each day, not immediately after the purchase.</text:p>
      <text:p text:style-name="P1">- For each LogEntry, we want to keep track of:</text:p>
      <text:p text:style-name="P1">- Customer ID</text:p>
      <text:p text:style-name="P1">- Number of reward points used for that purchase</text:p>
      <text:p text:style-name="P1">- List of items purchased and their prices</text:p>
      <text:p text:style-name="P3"/>
      <text:p text:style-name="P1">There can also be malformed logs in which any of the three properties in the LogEntry are 'None'.</text:p>
      <text:p text:style-name="P1">If this is the case, please address them in the following ways:</text:p>
      <text:p text:style-name="P1">- If there is no customer ID, do not count the rewards points. Instead, only calculate the purchase counts for the items</text:p>
      <text:p text:style-name="P1">- If there is no rewards points specified, assume rewards points = 0</text:p>
      <text:p text:style-name="P1">- If there is no list of items purchased, then this is an error in the system. Please add this LogEntry to a error log (a list of LogEntry called 'error')</text:p>
      <text:p text:style-name="P3"/>
      <text:p text:style-name="P1">Example- this is written in casual terms, and must be modified to actual data structures</text:p>
      <text:p text:style-name="P1">Items:</text:p>
      <text:p text:style-name="P1">- Banana- $50</text:p>
      <text:p text:style-name="P1">- Apple- $100</text:p>
      <text:p text:style-name="P1">Log Entries:</text:p>
      <text:p text:style-name="P1">- Customer 1 purchased 2 bananas and 1 apple; he used 100 rewards points</text:p>
      <text:p text:style-name="P1">- Customer 2 purchased 1 banana and 1 apple; she used 0 rewards points</text:p>
      <text:p text:style-name="P1">- Customer 1 purchased 1 banana; he used 0 rewards points</text:p>
      <text:p text:style-name="P3"/>
      <text:p text:style-name="P1">"""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6T15:31:45.723081702</meta:creation-date>
    <dc:date>2020-09-26T15:32:36.629177914</dc:date>
    <meta:editing-duration>PT53S</meta:editing-duration>
    <meta:editing-cycles>1</meta:editing-cycles>
    <meta:document-statistic meta:table-count="0" meta:image-count="0" meta:object-count="0" meta:page-count="1" meta:paragraph-count="28" meta:word-count="334" meta:character-count="1787" meta:non-whitespace-character-count="1480"/>
    <meta:generator>LibreOffice/6.4.5.2$Linux_X86_64 LibreOffice_project/40$Build-2</meta:generator>
  </office:meta>
</office:document-meta>
</file>